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bbbe4" officeooo:paragraph-rsid="001bbbe4"/>
    </style:style>
    <style:style style:name="P2" style:family="paragraph" style:parent-style-name="Text_20_body">
      <style:text-properties officeooo:paragraph-rsid="001bbbe4"/>
    </style:style>
    <style:style style:name="P3" style:family="paragraph" style:parent-style-name="Heading_20_1">
      <style:text-properties officeooo:rsid="001bbbe4" officeooo:paragraph-rsid="001bbbe4"/>
    </style:style>
    <style:style style:name="P4" style:family="paragraph" style:parent-style-name="Text_20_body">
      <style:text-properties officeooo:rsid="001bbbe4" officeooo:paragraph-rsid="001bbbe4"/>
    </style:style>
    <style:style style:name="P5" style:family="paragraph" style:parent-style-name="Text_20_body">
      <style:text-properties officeooo:rsid="001c81e6" officeooo:paragraph-rsid="001c81e6"/>
    </style:style>
    <style:style style:name="P6" style:family="paragraph" style:parent-style-name="Text_20_body">
      <style:text-properties fo:color="#c9211e" loext:opacity="100%" officeooo:rsid="001c81e6" officeooo:paragraph-rsid="001c81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Canotacum “Switch” Operatori het.</text:h>
      <text:p text:style-name="P2"/>
      <text:p text:style-name="P1">Switch operatori ognutyamb menq karoxanumenq cankacac simvoli harcumov hxum katarel hamapatasxan Case/ cankacac nishi hamematutyan hamapatasxan Case-i,</text:p>
      <text:p text:style-name="P1">Switch operator@ baxkacac e, Switch operatoric, Case-ric</text:p>
      <text:p text:style-name="P1"/>
      <text:p text:style-name="P1"/>
      <text:p text:style-name="P5">Orinak:</text:p>
      <text:p text:style-name="P5"/>
      <text:p text:style-name="P6">switch(sym);{</text:p>
      <text:p text:style-name="P6"><text:tab/>case ‘x’:</text:p>
      <text:p text:style-name="P6"><text:tab/>xxx</text:p>
      <text:p text:style-name="P6"><text:tab/>xxx</text:p>
      <text:p text:style-name="P6"><text:tab/>xxx</text:p>
      <text:p text:style-name="P6"><text:tab/>break;</text:p>
      <text:p text:style-name="P6"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6T10:52:04.889000000</meta:creation-date>
    <dc:date>2023-10-06T11:29:00.663000000</dc:date>
    <meta:editing-duration>PT33M8S</meta:editing-duration>
    <meta:editing-cycles>3</meta:editing-cycles>
    <meta:generator>LibreOffice/7.5.3.2$Windows_X86_64 LibreOffice_project/9f56dff12ba03b9acd7730a5a481eea045e468f3</meta:generator>
    <meta:document-statistic meta:table-count="0" meta:image-count="0" meta:object-count="0" meta:page-count="1" meta:paragraph-count="11" meta:word-count="37" meta:character-count="290" meta:non-whitespace-character-count="259"/>
  </office:meta>
</office:document-meta>
</file>